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76cm"/>
    </style:style>
    <style:style style:name="P1" style:family="paragraph">
      <style:paragraph-properties fo:margin-left="0cm" fo:margin-right="0cm" fo:text-indent="0cm"/>
      <style:text-properties fo:hyphenate="fals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3.1cm" svg:height="2.026cm" svg:x="6.284cm" svg:y="9.508cm">
          <draw:text-box>
            <text:p text:style-name="P1">tecnologi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5cm" fo:page-height="20.989cm" style:print-orientation="landscape"/>
    </style:page-layout>
    <style:page-layout style:name="PM1">
      <style:page-layout-properties fo:margin-top="0cm" fo:margin-bottom="0.004cm" fo:margin-left="0cm" fo:margin-right="0cm" fo:page-width="20.989cm" fo:page-height="29.70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154$Build-9002</meta:generator>
    <meta:initial-creator>Garfield Peanuts</meta:initial-creator>
    <meta:creation-date>2006-02-01T15:13:27</meta:creation-date>
    <dc:creator>Garfield Peanuts</dc:creator>
    <dc:date>2006-02-01T16:54:42</dc:date>
    <dc:language>de-DE</dc:language>
    <meta:editing-cycles>4</meta:editing-cycles>
    <meta:editing-duration>PT7M29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